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/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 office:value-type="string">
            <text:p>Ahh—... th-that's...</text:p>
          </table:table-cell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 office:value-type="string">
            <text:p>H-Hmm, I wonder what that is? Ehehe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